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loext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loext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loext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926e6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88411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0" style:family="paragraph" style:parent-style-name="Standard" style:master-page-name="First_20_Page">
      <style:paragraph-properties fo:margin-left="0.63cm" fo:margin-right="0cm" fo:margin-top="0cm" fo:margin-bottom="0.212cm" loext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bb4d7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background-color="#ffffff" loext:char-shading-value="0" style:font-name-asian="Calibri" style:font-name-complex="Times New Roman1"/>
    </style:style>
    <style:style style:name="T10" style:family="text">
      <style:text-properties officeooo:rsid="00a508f2" fo:background-color="#ffffff" loext:char-shading-value="0" style:font-name-asian="Calibri" style:font-name-complex="Times New Roman1"/>
    </style:style>
    <style:style style:name="T11" style:family="text">
      <style:text-properties officeooo:rsid="00a8f4be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2cm" draw:visible-area-height="5.022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ІНІСТЕРСТВО ОСВІТИ І НАУКИ УКРАЇНИ</text:p>
      <text:p text:style-name="P2"><draw:frame draw:style-name="fr1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Лабораторна робота № <text:span text:style-name="T11">15</text:span></text:p>
      <text:p text:style-name="P9"><text:span text:style-name="T8"><text:line-break/></text:span><text:span text:style-name="T1">з дисципліни «</text:span><text:span text:style-name="T2">Об'єктно-орієнтоване програмування</text:span><text:span text:style-name="T7">»</text:span></text:p>
      <text:p text:style-name="P8"/>
      <text:p text:style-name="P1"><text:span text:style-name="T3">на тему: </text:span><text:span text:style-name="T4">«Робота з файловими потоками Java.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Демидович І.М.</text:p>
      <text:p text:style-name="P13"><text:tab/></text:p>
      <text:p text:style-name="P14"><text:span text:style-name="T5">Дніпро, 202</text:span><text:span text:style-name="T6">1</text:span></text:p>
      <text:p text:style-name="P19">Тема. <text:span text:style-name="T12">Робота з файловими потоками Java.</text:span></text:p>
      <text:p text:style-name="P15"/>
      <text:p text:style-name="P21">Завдання. <text:span text:style-name="T12">Написати об'єктно-орієнтовану програму на мові Java, яка використовує файлові потоки для збереження та зчитування матриці з файлу. Індивідуальні завдання взяти з попередньої лабораторної роботи.</text:span></text:p>
      <text:p text:style-name="P17"/>
      <text:p text:style-name="P16"><text:span text:style-name="T9">Індивідуальн</text:span><text:span text:style-name="T10">е</text:span><text:span text:style-name="T9"> завдання.</text:span></text:p>
      <text:p text:style-name="P21"/>
      <text:p text:style-name="P22">Діаграма класів.</text:p>
      <text:p text:style-name="P22"/>
      <text:p text:style-name="P22">Опис файлових потоків, які використовуються в програмі.</text:p>
      <text:p text:style-name="P22"/>
      <text:p text:style-name="P22">Опис патерну Декоратор та його застосування в роботі з файлами.</text:p>
      <text:p text:style-name="P22"/>
      <text:p text:style-name="P22">Текст програми.</text:p>
      <text:p text:style-name="P22"/>
      <text:p text:style-name="P22">Приклад роботи програми.</text:p>
      <text:p text:style-name="P22"/>
      <text:p text:style-name="P22">Висновки.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2:06:42.174867818</meta:creation-date>
    <dc:date>2021-02-03T18:56:04.507166122</dc:date>
    <meta:editing-duration>PT7H53M</meta:editing-duration>
    <meta:editing-cycles>141</meta:editing-cycles>
    <meta:generator>LibreOffice/6.4.7.2$Linux_X86_64 LibreOffice_project/40$Build-2</meta:generator>
    <meta:document-statistic meta:table-count="0" meta:image-count="0" meta:object-count="1" meta:page-count="2" meta:paragraph-count="24" meta:word-count="103" meta:character-count="811" meta:non-whitespace-character-count="726"/>
  </office:meta>
</office:document-meta>
</file>